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be447" officeooo:paragraph-rsid="000be447"/>
    </style:style>
    <style:style style:name="P2" style:family="paragraph" style:parent-style-name="Standard">
      <style:text-properties officeooo:rsid="000be447" officeooo:paragraph-rsid="000c1ab7"/>
    </style:style>
    <style:style style:name="P3" style:family="paragraph" style:parent-style-name="Standard">
      <style:text-properties officeooo:rsid="000f1e37" officeooo:paragraph-rsid="000f1e37"/>
    </style:style>
    <style:style style:name="P4" style:family="paragraph" style:parent-style-name="Standard">
      <style:text-properties fo:font-weight="bold" officeooo:rsid="000f1e37" officeooo:paragraph-rsid="000f1e37" style:font-weight-asian="bold" style:font-weight-complex="bold"/>
    </style:style>
    <style:style style:name="P5" style:family="paragraph" style:parent-style-name="Standard">
      <style:text-properties fo:font-weight="bold" officeooo:rsid="000f5f5d" officeooo:paragraph-rsid="000f5f5d" style:font-weight-asian="bold" style:font-weight-complex="bold"/>
    </style:style>
    <style:style style:name="P6" style:family="paragraph" style:parent-style-name="Standard">
      <style:text-properties fo:font-weight="bold" officeooo:rsid="00105731" officeooo:paragraph-rsid="00105731" style:font-weight-asian="bold" style:font-weight-complex="bold"/>
    </style:style>
    <style:style style:name="P7" style:family="paragraph" style:parent-style-name="Standard">
      <style:text-properties fo:font-weight="normal" officeooo:rsid="00105731" officeooo:paragraph-rsid="00105731" style:font-weight-asian="normal" style:font-weight-complex="normal"/>
    </style:style>
    <style:style style:name="P8" style:family="paragraph" style:parent-style-name="Standard" style:list-style-name="L1">
      <style:text-properties officeooo:rsid="000be447" officeooo:paragraph-rsid="000be447"/>
    </style:style>
    <style:style style:name="P9" style:family="paragraph" style:parent-style-name="Standard">
      <style:text-properties fo:font-weight="normal" officeooo:rsid="000f5f5d" officeooo:paragraph-rsid="000f5f5d" style:font-weight-asian="normal" style:font-weight-complex="normal"/>
    </style:style>
    <style:style style:name="P10" style:family="paragraph" style:parent-style-name="Standard">
      <style:text-properties fo:font-weight="normal" officeooo:rsid="00105731" officeooo:paragraph-rsid="00105731" style:font-weight-asian="normal" style:font-weight-complex="normal"/>
    </style:style>
    <style:style style:name="P11" style:family="paragraph" style:parent-style-name="Standard">
      <style:text-properties fo:font-weight="normal" officeooo:rsid="0010b711" officeooo:paragraph-rsid="0010b711" style:font-weight-asian="normal" style:font-weight-complex="normal"/>
    </style:style>
    <style:style style:name="P12" style:family="paragraph" style:parent-style-name="Standard" style:list-style-name="L2">
      <style:text-properties fo:font-weight="normal" officeooo:rsid="0010b711" officeooo:paragraph-rsid="0010b711" style:font-weight-asian="normal" style:font-weight-complex="normal"/>
    </style:style>
    <style:style style:name="P13" style:family="paragraph" style:parent-style-name="Standard" style:list-style-name="L3">
      <style:text-properties fo:font-weight="normal" officeooo:rsid="0010b711" officeooo:paragraph-rsid="0010b711" style:font-weight-asian="normal" style:font-weight-complex="normal"/>
    </style:style>
    <style:style style:name="P14" style:family="paragraph" style:parent-style-name="Standard">
      <style:text-properties fo:font-weight="normal" officeooo:rsid="00148fed" officeooo:paragraph-rsid="00148fed" style:font-weight-asian="normal" style:font-weight-complex="normal"/>
    </style:style>
    <style:style style:name="P15" style:family="paragraph" style:parent-style-name="Standard" style:list-style-name="L4">
      <style:text-properties fo:font-weight="normal" officeooo:rsid="00148fed" officeooo:paragraph-rsid="00148fed" style:font-weight-asian="normal" style:font-weight-complex="normal"/>
    </style:style>
    <style:style style:name="P16" style:family="paragraph" style:parent-style-name="Standard" style:list-style-name="L5">
      <style:text-properties fo:font-weight="normal" officeooo:rsid="00165ef5" officeooo:paragraph-rsid="00165ef5" style:font-weight-asian="normal" style:font-weight-complex="normal"/>
    </style:style>
    <style:style style:name="P17" style:family="paragraph" style:parent-style-name="Standard">
      <style:text-properties fo:font-weight="normal" officeooo:rsid="00165ef5" officeooo:paragraph-rsid="00165ef5" style:font-weight-asian="normal" style:font-weight-complex="normal"/>
    </style:style>
    <style:style style:name="P18" style:family="paragraph" style:parent-style-name="Standard" style:list-style-name="L3">
      <style:text-properties fo:font-weight="normal" officeooo:rsid="0018d263" officeooo:paragraph-rsid="0018d263" style:font-weight-asian="normal" style:font-weight-complex="normal"/>
    </style:style>
    <style:style style:name="P19" style:family="paragraph" style:parent-style-name="Standard">
      <style:text-properties fo:font-weight="normal" officeooo:rsid="001a6d32" officeooo:paragraph-rsid="001a6d32" style:font-weight-asian="normal" style:font-weight-complex="normal"/>
    </style:style>
    <style:style style:name="P20" style:family="paragraph" style:parent-style-name="Standard" style:list-style-name="L7">
      <style:text-properties fo:font-weight="normal" officeooo:rsid="001a6d32" officeooo:paragraph-rsid="001a6d32" style:font-weight-asian="normal" style:font-weight-complex="normal"/>
    </style:style>
    <style:style style:name="P21" style:family="paragraph" style:parent-style-name="Standard">
      <style:text-properties officeooo:paragraph-rsid="00165ef5"/>
    </style:style>
    <style:style style:name="T1" style:family="text">
      <style:text-properties officeooo:rsid="000be447"/>
    </style:style>
    <style:style style:name="T2" style:family="text">
      <style:text-properties officeooo:rsid="000c1ab7"/>
    </style:style>
    <style:style style:name="T3" style:family="text">
      <style:text-properties officeooo:rsid="000f4cb0"/>
    </style:style>
    <style:style style:name="T4" style:family="text">
      <style:text-properties fo:font-weight="normal" style:font-weight-asian="normal" style:font-weight-complex="normal"/>
    </style:style>
    <style:style style:name="T5" style:family="text">
      <style:text-properties fo:font-weight="normal" officeooo:rsid="001327a7" style:font-weight-asian="normal" style:font-weight-complex="normal"/>
    </style:style>
    <style:style style:name="T6" style:family="text">
      <style:text-properties fo:font-weight="normal" officeooo:rsid="00165ef5" style:font-weight-asian="normal" style:font-weight-complex="normal"/>
    </style:style>
    <style:style style:name="T7" style:family="text">
      <style:text-properties officeooo:rsid="00105731"/>
    </style:style>
    <style:style style:name="T8" style:family="text">
      <style:text-properties officeooo:rsid="00148fed"/>
    </style:style>
    <style:style style:name="T9" style:family="text">
      <style:text-properties fo:font-style="italic"/>
    </style:style>
    <style:style style:name="T10" style:family="text">
      <style:text-properties fo:font-style="italic" officeooo:rsid="00165ef5" style:font-style-asian="italic" style:font-style-complex="italic"/>
    </style:style>
    <style:style style:name="T11" style:family="text">
      <style:text-properties fo:font-style="normal" officeooo:rsid="00165ef5" style:font-style-asian="normal" style:font-style-complex="normal"/>
    </style:style>
    <style:style style:name="T12" style:family="text">
      <style:text-properties officeooo:rsid="00165ef5"/>
    </style:style>
    <style:style style:name="T13" style:family="text">
      <style:text-properties officeooo:rsid="0018d263"/>
    </style:style>
    <style:style style:name="T14" style:family="text">
      <style:text-properties officeooo:rsid="001c779f"/>
    </style:style>
    <style:style style:name="T15" style:family="text">
      <style:text-properties officeooo:rsid="001d223e"/>
    </style:style>
    <style:style style:name="T16" style:family="text">
      <style:text-properties officeooo:rsid="001e3f8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__DdeLink__65263_2562635866"/>TCPDUMP Multi-<text:span text:style-name="T14">Network C</text:span>apture <text:span text:style-name="T14">P</text:span>roject</text:p>
      <text:p text:style-name="Standard"/>
      <text:p text:style-name="Standard">Jeremie Nieto</text:p>
      <text:p text:style-name="Standard">ID: 01160956</text:p>
      <text:p text:style-name="Standard"/>
      <text:p text:style-name="Standard">1. Introduction:</text:p>
      <text:p text:style-name="Standard"/>
      <text:p text:style-name="Standard"><text:tab/>For My project I designed a tool to be used at my job as a software engineer in telecommunications networks. <text:span text:style-name="T1">This tool is a web server that will perform a tcpdump based on the user’s configuration to multiple remote hosts at the same time.</text:span></text:p>
      <text:p text:style-name="Standard"/>
      <text:p text:style-name="P1">2. Problems and Solutions</text:p>
      <text:p text:style-name="P1"/>
      <text:p text:style-name="P1"><text:tab/>I work as a <text:span text:style-name="T15">Test</text:span> <text:span text:style-name="T15">E</text:span>ngineer for a product that provides network solutions to the telecommunications networks. One of the areas in which this product functions is in SS7 signaling. In SS7 when there are problems in the network it often requires gathering a tcpdump of the network traffic in order to diagnose the issue. <text:span text:style-name="T15">This is because there are multiple hosts at play that are required to abide by standards set by the International Telecommunications Union, the American National Standards Institute, and RFCs. We must often debug which host is not conforming to standard or is the reason for an impact on SS7 signaling. </text:span>It also requires support and test engineers to reproduce the problem in a lab environment. <text:span text:style-name="T16">This process often in</text:span>volves the repetition of setting up tcpdumps on all hosts for each test run. This tool will make that portion of the test much easier; it will perform the capture for you on all hosts simultaneously and copy the pcap files back to the web server.</text:p>
      <text:p text:style-name="P1"/>
      <text:p text:style-name="P1">3. <text:s/>Technologies</text:p>
      <text:p text:style-name="P1"/>
      <text:p text:style-name="P1">The following technologies were used in the implementations of this project:</text:p>
      <text:p text:style-name="P1"/>
      <text:list xml:id="list611132439" text:style-name="L1">
        <text:list-item>
          <text:p text:style-name="P8">HTML5</text:p>
        </text:list-item>
        <text:list-item>
          <text:p text:style-name="P8">CSS</text:p>
        </text:list-item>
        <text:list-item>
          <text:p text:style-name="P8">Javascript</text:p>
        </text:list-item>
        <text:list-item>
          <text:p text:style-name="P8">AJAX</text:p>
        </text:list-item>
        <text:list-item>
          <text:p text:style-name="P8">JQuery</text:p>
        </text:list-item>
        <text:list-item>
          <text:p text:style-name="P8">Java</text:p>
        </text:list-item>
      </text:list>
      <text:p text:style-name="P1"/>
      <text:p text:style-name="P1">4. <text:s/>Project Design:</text:p>
      <text:p text:style-name="P1"/>
      <text:p text:style-name="P2"><text:tab/>The web application <text:span text:style-name="T2">is deployed on top of Apache Tomcat webserver. It</text:span> consists of <text:span text:style-name="T2">three</text:span> <text:span text:style-name="T2">main</text:span> files, the “index.html” graphical user interface, a javascript file “servers.js,” <text:span text:style-name="T2">and a Java Servlet “Servlet.java”. There are also other files, the css file “style.css,” and Java files Server.java and ServerCommand.java.</text:span></text:p>
      <text:p text:style-name="P2"/>
      <text:p text:style-name="P4">index.html</text:p>
      <text:p text:style-name="P3"/>
      <text:p text:style-name="P3"><text:tab/>This file represents the main graphical user interface for the user. It presents a button “Add Server” For the user to add in configuration for the remote hosts that the tdpdump will be performed on. Each click uses inline javascript to generate input fields for IP address and password. Up to four servers may be configured. Once the button has been clicked four times to allow the configuration of <text:soft-page-break/>four servers, the fifth click will present a window stopping the configuration of addition servers with a message “The maximum number of supported servers has been reached.”</text:p>
      <text:p text:style-name="P3"><text:tab/><text:span text:style-name="T3">There is a “Save server configuration” button that must be clicked to save the configuration. This will make an Ajax request using the javascript.js file to the java Servlet. It will update the page and display the configuration to the user. </text:span></text:p>
      <text:p text:style-name="P3"><text:tab/><text:span text:style-name="T3">Beneath this portion of the page is the configuration for the tcpdump. Common options are presented for the user to configure. If “write to file” is checked, the capture will be copied from the remote servers to the /tmp directory of the Tomcat webserver. Otherwise the network traffic is displayed on a new page.</text:span></text:p>
      <text:p text:style-name="P3"/>
      <text:p text:style-name="P5">Servers.js</text:p>
      <text:p text:style-name="P9"/>
      <text:p text:style-name="P9"><text:tab/>This file is responsible for handling the Ajax request to update the server configuration saved by the user. It passes the configuration to the Servlet.java. It registers a callback function and updates the results dynamically on index.html.</text:p>
      <text:p text:style-name="P9"/>
      <text:p text:style-name="P5"><text:bookmark-start text:name="__DdeLink__65259_2562635866"/>Servlet.java<text:bookmark-end text:name="__DdeLink__65259_2562635866"/></text:p>
      <text:p text:style-name="P9"/>
      <text:p text:style-name="P5"><text:span text:style-name="T4"><text:tab/>This file is the back end and processes all requests by the web server. It handles the Ajax request and it runs the tcpdumps on each host. It keeps track of the user’s configuration in its own private variable of Server objects. n order to run them at the same time, they are all run on a separate thread. It will then copy the files to the </text:span><text:span text:style-name="T5">web server</text:span><text:span text:style-name="T4"> if the “write to file” option was given. The errors and success response are sent to index.html</text:span></text:p>
      <text:p text:style-name="P3"/>
      <text:p text:style-name="P5">Serv<text:span text:style-name="T7">er</text:span>.java</text:p>
      <text:p text:style-name="P5"/>
      <text:p text:style-name="P7"><text:tab/>This class is an object to hold the information the user configured for each server. It also executes the tcpdump and copy of the pcap files. It extends thread so it may execute the tcpdumps at the same time.</text:p>
      <text:p text:style-name="P7"/>
      <text:p text:style-name="P6">ServerCommand.java</text:p>
      <text:p text:style-name="P7"/>
      <text:p text:style-name="P7"><text:tab/>Utility methods for executing the ssh command on the remote hosts using the Jsch library. It also provides methods for executing local commands. </text:p>
      <text:p text:style-name="P7"/>
      <text:p text:style-name="P19">5. External Libraries and packages</text:p>
      <text:p text:style-name="P19"/>
      <text:list xml:id="list627409954" text:style-name="L7">
        <text:list-item>
          <text:p text:style-name="P20">Jsch Java library for running SSH commands on a remote host through Java</text:p>
        </text:list-item>
        <text:list-item>
          <text:p text:style-name="P20">Apache Tomcat Webserver to deploy the web application.</text:p>
        </text:list-item>
      </text:list>
      <text:p text:style-name="P7"/>
      <text:p text:style-name="P7"/>
      <text:p text:style-name="P14">5. Running the project:</text:p>
      <text:p text:style-name="P14"/>
      <text:p text:style-name="P14"><text:tab/>The project must be deployed onto an Apache Tomcat WebServer on a Linux system. <text:span text:style-name="T12">It can be done in the NetBeans 8.2 IDE by opening and running the project as long as Tomcat is installed. The path to the JSCH library jar must also be present for the Java code if this is run through the NetBeans IDE. Alternatively, </text:span>I have included a .war archive that may be run on a Tomcat server. Execute the following to deploy the webserver:</text:p>
      <text:list xml:id="list3347940274" text:style-name="L5">
        <text:list-item>
          <text:p text:style-name="P16">Install and Configure Apache Tomcat 9.0.13. </text:p>
        </text:list-item>
        <text:list-item>
          <text:p text:style-name="P16"><text:soft-page-break/>Place the .war archive in the following directory according to these instructions from the Tomcat website: <text:s/>( <text:a xlink:type="simple" xlink:href="https://tomcat.apache.org/tomcat-9.0-doc/deployer-howto.html" text:style-name="Internet_20_link" text:visited-style-name="Visited_20_Internet_20_Link">https://tomcat.apache.org/tomcat-9.0-doc/deployer-howto.html</text:a> )</text:p>
        </text:list-item>
      </text:list>
      <text:p text:style-name="P17"/>
      <text:p text:style-name="P21"><text:span text:style-name="T6">“</text:span>If you are not interested in using the Tomcat Manager, or TCD, then you'll need to deploy your web applications statically to Tomcat, followed by a Tomcat startup. The location you deploy web applications to for this type of deployment is called the <text:span text:style-name="Source_20_Text">appBase</text:span> which is specified per Host. You either copy a so-called <text:span text:style-name="T9">exploded web application</text:span>, i.e non-compressed, to this location, or a compressed web application resource .WAR file. </text:p>
      <text:p text:style-name="Text_20_body">The web applications present in the location specified by the Host's (default Host is "localhost") <text:span text:style-name="Source_20_Text">appBase</text:span> attribute (default appBase is "$CATALINA_BASE/webapps") will be deployed on Tomcat startup only if the Host's <text:span text:style-name="Source_20_Text">deployOnStartup</text:span> attribute is "true"”</text:p>
      <text:p text:style-name="P17"/>
      <text:p text:style-name="P17"/>
      <text:p text:style-name="P14"/>
      <text:p text:style-name="P14">There must also be another Linux Server (such as a Virtual Machine) to run the remote tcpdump capture on. This Linux Server must be set up with the following configuration:</text:p>
      <text:list xml:id="list3372117875" text:style-name="L4">
        <text:list-item>
          <text:p text:style-name="P15">Allow root user ssh login</text:p>
          <text:p text:style-name="P15">This is done by editing /etc / sshd_config and changing “PermitRootLogin” to yes</text:p>
          <text:p text:style-name="P15">and adding “root” to “Allowusers” at the bottom of the file.</text:p>
        </text:list-item>
        <text:list-item>
          <text:p text:style-name="P15">/sbin/tcpdump package is installed (should be by default)</text:p>
        </text:list-item>
      </text:list>
      <text:p text:style-name="P14"/>
      <text:p text:style-name="P14"/>
      <text:p text:style-name="P11"><text:span text:style-name="T8">6</text:span>. Running the capture:</text:p>
      <text:p text:style-name="P11"/>
      <text:list xml:id="list2747346903" text:style-name="L2">
        <text:list-item>
          <text:p text:style-name="P12">Add server configurations and insert the IPv4 address and password. <text:span text:style-name="T12">The</text:span> user that will run is root, <text:span text:style-name="T12">so ensure root may login remotely via ssh.</text:span></text:p>
        </text:list-item>
        <text:list-item>
          <text:p text:style-name="P12">Click “Save server configuration.”</text:p>
        </text:list-item>
        <text:list-item>
          <text:p text:style-name="P12">Select the options for the tcpdump. <text:span text:style-name="T12">Select the -w option if you want the files to be copied to </text:span><text:span text:style-name="T10">/tmp</text:span><text:span text:style-name="T11"> directory of the Tomcat server. Otherwise the raw tcpdump results are output to a new page</text:span></text:p>
        </text:list-item>
        <text:list-item>
          <text:p text:style-name="P12">Click “run” <text:span text:style-name="T12">at the buttom of the page</text:span></text:p>
        </text:list-item>
      </text:list>
      <text:p text:style-name="P11"/>
      <text:p text:style-name="P11"><text:span text:style-name="T8">7</text:span>. Difficulties and Known Technical Issues</text:p>
      <text:p text:style-name="P11"/>
      <text:list xml:id="list4164225274" text:style-name="L3">
        <text:list-item>
          <text:p text:style-name="P13">I had trouble implementing the Ajax request <text:span text:style-name="T13">to display the user’s saved server configuration </text:span>using POST. I was able to get it working with GET. As a result, there is a security concern with the passwords being passed in the URL. <text:span text:style-name="T13">The users of this application <text:s/>are testers and developers at work on private networks and virtual machines, so this is not a critical problem.</text:span></text:p>
        </text:list-item>
        <text:list-item>
          <text:p text:style-name="P13">Sometimes the pcap files will not all copy over when more than two servers are specified.<text:bookmark-end text:name="__DdeLink__65263_2562635866"/></text:p>
        </text:list-item>
        <text:list-item>
          <text:p text:style-name="P18">I have nowledge of networks and network programming in Java and C, however I have never written code at the application layer. Javascript, HTML, and Java Servlets were all new concepts to me, so it was difficult at times to get my implementation work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10:50:21.892385177</meta:creation-date>
    <dc:date>2018-12-11T18:47:23.961620765</dc:date>
    <meta:editing-duration>PT38M41S</meta:editing-duration>
    <meta:editing-cycles>18</meta:editing-cycles>
    <meta:generator>LibreOffice/6.1.3.2$Linux_X86_64 LibreOffice_project/10$Build-2</meta:generator>
    <meta:document-statistic meta:table-count="0" meta:image-count="0" meta:object-count="0" meta:page-count="3" meta:paragraph-count="52" meta:word-count="1212" meta:character-count="7126" meta:non-whitespace-character-count="5968"/>
  </office:meta>
</office:document-meta>
</file>